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 fo:padding="0cm" fo:border="non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Heading_20_1">
      <style:text-properties fo:color="#ff00ff"/>
    </style:style>
    <style:style style:name="T1" style:family="text">
      <style:text-properties fo:font-weight="bold" fo:background-color="#3deb3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ff" fo:background-color="transparent"/>
    </style:style>
    <style:style style:name="T4" style:family="text">
      <style:text-properties fo:color="#b84700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h text:style-name="P3" text:outline-level="1">Le <text:span text:style-name="T7">dormeur</text:span> du val</text:h>
      <text:p text:style-name="P1">C'est un trou de verdure où chante une rivière,<text:line-break/>Accrochant follement aux herbes des haillons<text:line-break/>D'argent ; où le soleil, de la montagne fière,<text:line-break/>Luit : c'est un petit val qui mousse de rayons.<text:line-break/><text:line-break/>Un soldat jeune, bouche ouverte, tête nue,<text:line-break/>Et la nuque baignant dans le frais cresson <text:span text:style-name="T3">bleu</text:span>,<text:line-break/>Dort ; il est étendu dans l'herbe, sous la nue,<text:line-break/>Pâle dans son lit <text:span text:style-name="T1">vert</text:span> où la lumière pleut.<text:line-break/><text:line-break/><text:span text:style-name="T5">Les pieds dans les glaïeuls, il dort. </text:span><text:span text:style-name="T6">Souriant</text:span><text:span text:style-name="T5"> comme<text:line-break/></text:span><text:span text:style-name="T6">Sourirait</text:span><text:span text:style-name="T5"> un enfant malade, il fait un somme :<text:line-break/>Nature, berce-le chaudement : il a froid.</text:span><text:line-break/><text:line-break/>Les parfums ne font pas frissonner sa narine ;<text:line-break/>Il dort dans le soleil, la main sur sa poitrine,<text:line-break/>Tranquille. Il a deux trous <text:span text:style-name="T4">rouges</text:span> au côté droit.</text:p>
      <text:p text:style-name="Standard"/>
      <text:p text:style-name="Standard"/>
      <text:p text:style-name="P2"><text:span text:style-name="T2">A</text:span>rthur <text:span text:style-name="T2">R</text:span>imbaud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letter-kerning="true" style:font-name-asian="Arial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Arial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2-15T17:17:37</meta:creation-date>
    <dc:date>2010-12-16T22:14:58</dc:date>
    <meta:editing-duration>PT02H28M44S</meta:editing-duration>
    <meta:editing-cycles>16</meta:editing-cycles>
    <meta:generator>NeoOffice/3.1.2$Unix OpenOffice.org_project/Patch 2</meta:generator>
    <dc:description>par Arthur Rimbaud</dc:description>
    <dc:title>Le dormeur du val</dc:title>
    <meta:document-statistic meta:table-count="0" meta:image-count="0" meta:object-count="0" meta:page-count="1" meta:paragraph-count="3" meta:word-count="128" meta:character-count="693"/>
  </office:meta>
</office:document-meta>
</file>